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8729in" fo:margin-left="-0.0104in" fo:margin-top="0in" fo:margin-bottom="0in" table:align="left" fo:background-color="#ffffff" style:writing-mode="lr-tb">
        <style:background-image/>
      </style:table-properties>
    </style:style>
    <style:style style:name="Table1.A" style:family="table-column">
      <style:table-column-properties style:column-width="4.7764in"/>
    </style:style>
    <style:style style:name="Table1.B" style:family="table-column">
      <style:table-column-properties style:column-width="0.5486in"/>
    </style:style>
    <style:style style:name="Table1.C" style:family="table-column">
      <style:table-column-properties style:column-width="0.5479in"/>
    </style:style>
    <style:style style:name="Table1.1" style:family="table-row">
      <style:table-row-properties fo:keep-together="auto"/>
    </style:style>
    <style:style style:name="Table1.A1" style:family="table-cell">
      <style:table-cell-properties style:vertical-align="middle" fo:background-color="#ffffff" fo:padding-left="0.0986in" fo:padding-right="0.0986in" fo:padding-top="0.0451in" fo:padding-bottom="0.0451in" fo:border="0.5pt solid #dddddd">
        <style:background-image/>
      </style:table-cell-properties>
    </style:style>
    <style:style style:name="Table1.B1" style:family="table-cell">
      <style:table-cell-properties style:vertical-align="middle" fo:background-color="#ffffff" fo:padding-left="0.0986in" fo:padding-right="0.0986in" fo:padding-top="0.0451in" fo:padding-bottom="0.0451in" fo:border-left="0.5pt solid #dddddd" fo:border-right="none" fo:border-top="0.5pt solid #dddddd" fo:border-bottom="0.5pt solid #dddddd">
        <style:background-image/>
      </style:table-cell-properties>
    </style:style>
    <style:style style:name="Table1.A3" style:family="table-cell">
      <style:table-cell-properties style:vertical-align="middle" fo:background-color="#f8f8f8" fo:padding-left="0.0986in" fo:padding-right="0.0986in" fo:padding-top="0.0451in" fo:padding-bottom="0.0451in" fo:border="0.5pt solid #dddddd">
        <style:background-image/>
      </style:table-cell-properties>
    </style:style>
    <style:style style:name="Table1.B3" style:family="table-cell">
      <style:table-cell-properties style:vertical-align="middle" fo:background-color="#f8f8f8" fo:padding-left="0.0986in" fo:padding-right="0.0986in" fo:padding-top="0.0451in" fo:padding-bottom="0.0451in" fo:border-left="0.5pt solid #dddddd" fo:border-right="none" fo:border-top="0.5pt solid #dddddd" fo:border-bottom="0.5pt solid #dddddd">
        <style:background-image/>
      </style:table-cell-properties>
    </style:style>
    <style:style style:name="Table1.A19" style:family="table-cell">
      <style:table-cell-properties style:vertical-align="middle" fo:background-color="#ffffff" fo:padding-left="0.0986in" fo:padding-right="0.0986in" fo:padding-top="0.0451in" fo:padding-bottom="0.0451in" fo:border-left="0.5pt solid #dddddd" fo:border-right="0.5pt solid #dddddd" fo:border-top="none" fo:border-bottom="0.5pt solid #dddddd">
        <style:background-image/>
      </style:table-cell-properties>
    </style:style>
    <style:style style:name="Table1.B19" style:family="table-cell">
      <style:table-cell-properties style:vertical-align="middle" fo:background-color="#ffffff" fo:padding-left="0.0986in" fo:padding-right="0.0986in" fo:padding-top="0.0451in" fo:padding-bottom="0.0451in" fo:border-left="0.5pt solid #dddddd" fo:border-right="none" fo:border-top="none" fo:border-bottom="0.5pt solid #dddddd">
        <style:background-image/>
      </style:table-cell-properties>
    </style:style>
    <style:style style:name="P1" style:family="paragraph" style:parent-style-name="Standard">
      <style:text-properties fo:color="#333333" style:font-name="Helvetica" fo:font-size="21pt" fo:letter-spacing="0.0016in" fo:font-weight="bold" style:font-name-asian="Times New Roman1" style:font-size-asian="21pt" style:font-weight-asian="bold" style:font-name-complex="Helvetica1" style:font-size-complex="21pt"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loext:graphic-properties draw:fill="solid" draw:fill-color="#ffffff"/>
      <style:paragraph-properties fo:margin-top="0in" fo:margin-bottom="0in" loext:contextual-spacing="false" fo:line-height="100%" fo:background-color="#ffffff"/>
    </style:style>
    <style:style style:name="P4" style:family="paragraph" style:parent-style-name="Standard">
      <style:paragraph-properties fo:margin-top="0in" fo:margin-bottom="0in" loext:contextual-spacing="false" fo:line-height="100%"/>
      <style:text-properties fo:color="#333333" style:font-name="Helvetica" fo:font-size="9pt" fo:letter-spacing="0.0016in" style:font-name-asian="Times New Roman1" style:font-size-asian="9pt" style:font-name-complex="Helvetica1" style:font-size-complex="9pt"/>
    </style:style>
    <style:style style:name="P5" style:family="paragraph" style:parent-style-name="Standard">
      <loext:graphic-properties draw:fill="solid" draw:fill-color="#ffffff"/>
      <style:paragraph-properties fo:margin-top="0in" fo:margin-bottom="0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6" style:family="paragraph" style:parent-style-name="Standard">
      <style:paragraph-properties fo:margin-top="0in" fo:margin-bottom="0in" loext:contextual-spacing="false" fo:line-height="100%"/>
      <style:text-properties fo:color="#333333" style:font-name="Helvetica" fo:font-size="9pt" fo:letter-spacing="0.0016in" officeooo:rsid="000a84c3" officeooo:paragraph-rsid="000a84c3" style:font-name-asian="Times New Roman1" style:font-size-asian="9pt" style:font-name-complex="Helvetica1" style:font-size-complex="9pt"/>
    </style:style>
    <style:style style:name="P7" style:family="paragraph" style:parent-style-name="Standard">
      <style:paragraph-properties fo:margin-top="0in" fo:margin-bottom="0in" loext:contextual-spacing="false" fo:line-height="100%"/>
      <style:text-properties fo:color="#333333" style:font-name="Helvetica" fo:font-size="9pt" fo:letter-spacing="0.0016in" officeooo:rsid="000ce990" officeooo:paragraph-rsid="000ce990" style:font-name-asian="Times New Roman1" style:font-size-asian="9pt" style:font-name-complex="Helvetica1" style:font-size-complex="9pt"/>
    </style:style>
    <style:style style:name="P8" style:family="paragraph" style:parent-style-name="Standard">
      <style:paragraph-properties fo:margin-top="0in" fo:margin-bottom="0in" loext:contextual-spacing="false" fo:line-height="100%"/>
      <style:text-properties fo:color="#333333" style:font-name="Helvetica" fo:font-size="9pt" fo:letter-spacing="0.0016in" officeooo:rsid="000efefe" officeooo:paragraph-rsid="000efefe" style:font-name-asian="Times New Roman1" style:font-size-asian="9pt" style:font-name-complex="Helvetica1" style:font-size-complex="9pt"/>
    </style:style>
    <style:style style:name="P9" style:family="paragraph" style:parent-style-name="Standard">
      <style:paragraph-properties fo:margin-top="0in" fo:margin-bottom="0in" loext:contextual-spacing="false" fo:line-height="100%"/>
      <style:text-properties fo:color="#333333" style:font-name="Helvetica" fo:font-size="9pt" fo:letter-spacing="0.0016in" officeooo:rsid="0010631a" officeooo:paragraph-rsid="0010631a" style:font-name-asian="Times New Roman1" style:font-size-asian="9pt" style:font-name-complex="Helvetica1" style:font-size-complex="9pt"/>
    </style:style>
    <style:style style:name="P10" style:family="paragraph" style:parent-style-name="Standard">
      <style:paragraph-properties fo:margin-top="0in" fo:margin-bottom="0in" loext:contextual-spacing="false" fo:line-height="100%"/>
      <style:text-properties fo:color="#333333" style:font-name="Helvetica" fo:font-size="9pt" fo:letter-spacing="0.0016in" fo:font-weight="bold" style:font-name-asian="Times New Roman1" style:font-size-asian="9pt" style:font-weight-asian="bold" style:font-name-complex="Helvetica1" style:font-weight-complex="bold"/>
    </style:style>
    <style:style style:name="P11" style:family="paragraph" style:parent-style-name="Standard">
      <loext:graphic-properties draw:fill="solid" draw:fill-color="#f7f7f7"/>
      <style:paragraph-properties fo:margin-top="0in" fo:margin-bottom="0in" loext: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7.5pt" fo:letter-spacing="0.0016in" style:font-name-asian="Times New Roman1" style:font-size-asian="7.5pt" style:font-name-complex="Courier New2"/>
    </style:style>
    <style:style style:name="P12" style:family="paragraph" style:parent-style-name="Standard">
      <style:paragraph-properties fo:margin-top="0in" fo:margin-bottom="0.1417in" loext:contextual-spacing="false" fo:line-height="100%" fo:text-align="center" style:justify-single-word="false"/>
      <style:text-properties fo:color="#333333" style:font-name="Helvetica" fo:font-size="9pt" fo:letter-spacing="0.0016in" fo:font-weight="bold" style:font-name-asian="Times New Roman1" style:font-size-asian="9pt" style:font-weight-asian="bold" style:font-name-complex="Helvetica1" style:font-size-complex="9pt" style:font-weight-complex="bold"/>
    </style:style>
    <style:style style:name="P13" style:family="paragraph" style:parent-style-name="Standard">
      <style:paragraph-properties fo:margin-top="0in" fo:margin-bottom="0.1417in" loext:contextual-spacing="false" fo:line-height="100%" fo:text-align="center" style:justify-single-word="false"/>
      <style:text-properties fo:color="#333333" style:font-name="Helvetica" fo:font-size="9pt" fo:letter-spacing="0.0016in" fo:font-weight="bold" officeooo:rsid="000a84c3" officeooo:paragraph-rsid="000a84c3" style:font-name-asian="Times New Roman1" style:font-size-asian="9pt" style:font-weight-asian="bold" style:font-name-complex="Helvetica1" style:font-size-complex="9pt" style:font-weight-complex="bold"/>
    </style:style>
    <style:style style:name="P14" style:family="paragraph" style:parent-style-name="Standard">
      <style:paragraph-properties fo:margin-top="0in" fo:margin-bottom="0.1417in" loext:contextual-spacing="false" fo:line-height="100%"/>
      <style:text-properties fo:color="#333333" style:font-name="Helvetica" fo:font-size="9pt" fo:letter-spacing="0.0016in" style:font-name-asian="Times New Roman1" style:font-size-asian="9pt" style:font-name-complex="Helvetica1" style:font-size-complex="9pt"/>
    </style:style>
    <style:style style:name="P15" style:family="paragraph" style:parent-style-name="Standard">
      <loext:graphic-properties draw:fill="solid" draw:fill-color="#ffffff"/>
      <style:paragraph-properties fo:margin-top="0in" fo:margin-bottom="0.1417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16" style:family="paragraph" style:parent-style-name="Standard">
      <style:paragraph-properties fo:margin-top="0in" fo:margin-bottom="0.1417in" loext:contextual-spacing="false" fo:line-height="100%"/>
      <style:text-properties fo:color="#333333" style:font-name="Helvetica" fo:font-size="9pt" fo:letter-spacing="0.0016in" fo:font-weight="normal" officeooo:rsid="0010631a" officeooo:paragraph-rsid="0010631a" style:font-name-asian="Times New Roman1" style:font-size-asian="9pt" style:font-weight-asian="normal" style:font-name-complex="Helvetica1" style:font-size-complex="9pt" style:font-weight-complex="normal"/>
    </style:style>
    <style:style style:name="P17" style:family="paragraph" style:parent-style-name="List_20_Paragraph">
      <loext:graphic-properties draw:fill="solid" draw:fill-color="#ffffff"/>
      <style:paragraph-properties fo:margin-left="0.25in" fo:margin-right="0in" fo:margin-top="0in" fo:margin-bottom="0in" loext:contextual-spacing="false" fo:line-height="100%" fo:text-indent="0in" style:auto-text-indent="false" fo:background-color="#ffffff"/>
      <style:text-properties fo:color="#333333" style:font-name="Helvetica" fo:font-size="9pt" fo:letter-spacing="0.0016in" style:font-name-asian="Times New Roman1" style:font-size-asian="9pt" style:font-name-complex="Helvetica1" style:font-size-complex="9pt"/>
    </style:style>
    <style:style style:name="P18" style:family="paragraph" style:parent-style-name="Standard" style:master-page-name="Standard">
      <loext:graphic-properties draw:fill="solid" draw:fill-color="#ffffff"/>
      <style:paragraph-properties fo:margin-top="0in" fo:margin-bottom="0in" loext:contextual-spacing="false" fo:line-height="100%" style:page-number="auto" fo:background-color="#ffffff"/>
      <style:text-properties fo:color="#333333" style:font-name="Helvetica" fo:font-size="24pt" fo:letter-spacing="0.0016in" fo:font-weight="bold" style:letter-kerning="true" style:font-name-asian="Times New Roman1" style:font-size-asian="24pt" style:font-weight-asian="bold" style:font-name-complex="Helvetica1" style:font-size-complex="24pt" style:font-weight-complex="bold"/>
    </style:style>
    <style:style style:name="P19" style:family="paragraph" style:parent-style-name="Standard">
      <style:paragraph-properties fo:margin-top="0in" fo:margin-bottom="0in" loext:contextual-spacing="false" fo:line-height="100%"/>
      <style:text-properties fo:color="#333333" style:font-name="Helvetica" fo:font-size="9pt" fo:letter-spacing="0.0016in" fo:font-weight="bold" officeooo:rsid="000efefe" officeooo:paragraph-rsid="000efefe" style:font-name-asian="Times New Roman1" style:font-size-asian="9pt" style:font-weight-asian="bold" style:font-name-complex="Helvetica1" style:font-weight-complex="bold"/>
    </style:style>
    <style:style style:name="P20" style:family="paragraph" style:parent-style-name="Standard">
      <style:paragraph-properties fo:margin-top="0in" fo:margin-bottom="0in" loext:contextual-spacing="false" fo:line-height="100%"/>
      <style:text-properties fo:color="#333333" style:font-name="Helvetica" fo:font-size="9pt" fo:letter-spacing="0.0016in" style:font-name-asian="Times New Roman1" style:font-size-asian="9pt" style:font-name-complex="Helvetica1" style:font-size-complex="9pt"/>
    </style:style>
    <style:style style:name="P21" style:family="paragraph" style:parent-style-name="Standard">
      <style:paragraph-properties fo:margin-top="0in" fo:margin-bottom="0in" loext:contextual-spacing="false" fo:line-height="100%"/>
      <style:text-properties fo:color="#333333" style:font-name="Helvetica" fo:font-size="9pt" fo:letter-spacing="0.0016in" officeooo:rsid="00138243" officeooo:paragraph-rsid="00138243" style:font-name-asian="Times New Roman1" style:font-size-asian="9pt" style:font-name-complex="Helvetica1" style:font-size-complex="9pt"/>
    </style:style>
    <style:style style:name="P22" style:family="paragraph" style:parent-style-name="Standard">
      <style:paragraph-properties fo:margin-top="0in" fo:margin-bottom="0in" loext:contextual-spacing="false" fo:line-height="100%"/>
      <style:text-properties fo:color="#333333" style:font-name="Helvetica" fo:font-size="9pt" fo:letter-spacing="0.0016in" fo:font-weight="normal" officeooo:rsid="00138243" officeooo:paragraph-rsid="00138243" style:font-name-asian="Times New Roman1" style:font-size-asian="9pt" style:font-weight-asian="normal" style:font-name-complex="Helvetica1" style:font-weight-complex="normal"/>
    </style:style>
    <style:style style:name="P23" style:family="paragraph" style:parent-style-name="Standard" style:list-style-name="">
      <loext:graphic-properties draw:fill="solid" draw:fill-color="#ffffff"/>
      <style:paragraph-properties fo:margin-top="0.1945in" fo:margin-bottom="0.1417in" loext:contextual-spacing="false" fo:line-height="100%" fo:background-color="#ffffff"/>
      <style:text-properties fo:color="#333333" style:font-name="Helvetica" fo:font-size="24pt" fo:letter-spacing="0.0016in" fo:font-weight="bold" style:letter-kerning="true" style:font-name-asian="Times New Roman1" style:font-size-asian="24pt" style:font-weight-asian="bold" style:font-name-complex="Helvetica1" style:font-size-complex="24pt" style:font-weight-complex="bold"/>
    </style:style>
    <style:style style:name="P24" style:family="paragraph" style:parent-style-name="Standard" style:list-style-name="">
      <loext:graphic-properties draw:fill="solid" draw:fill-color="#ffffff"/>
      <style:paragraph-properties fo:margin-top="0.2126in" fo:margin-bottom="0.1417in" loext:contextual-spacing="false" fo:line-height="100%" fo:background-color="#ffffff"/>
      <style:text-properties fo:color="#333333" style:font-name="Helvetica" fo:font-size="21pt" fo:letter-spacing="0.0016in" fo:font-weight="bold" style:font-name-asian="Times New Roman1" style:font-size-asian="21pt" style:font-weight-asian="bold" style:font-name-complex="Helvetica1" style:font-size-complex="21pt" style:font-weight-complex="bold"/>
    </style:style>
    <style:style style:name="P25" style:family="paragraph" style:parent-style-name="Standard" style:list-style-name="">
      <loext:graphic-properties draw:fill="solid" draw:fill-color="#ffffff"/>
      <style:paragraph-properties fo:margin-top="0.2126in" fo:margin-bottom="0.1417in" loext:contextual-spacing="false" fo:line-height="100%" fo:background-color="#ffffff"/>
      <style:text-properties fo:color="#333333" style:font-name="Helvetica" fo:font-size="18pt" fo:letter-spacing="0.0016in" fo:font-weight="bold" style:font-name-asian="Times New Roman1" style:font-size-asian="18pt" style:font-weight-asian="bold" style:font-name-complex="Helvetica1" style:font-size-complex="18pt" style:font-weight-complex="bold"/>
    </style:style>
    <style:style style:name="P26" style:family="paragraph" style:parent-style-name="Standard" style:list-style-name="">
      <loext:graphic-properties draw:fill="solid" draw:fill-color="#ffffff"/>
      <style:paragraph-properties fo:margin-top="0.2126in" fo:margin-bottom="0.1417in" loext:contextual-spacing="false" fo:line-height="100%" fo:background-color="#ffffff"/>
      <style:text-properties fo:color="#333333" style:font-name="Helvetica" fo:font-size="13.5pt" fo:letter-spacing="0.0016in" fo:font-weight="bold" style:font-name-asian="Times New Roman1" style:font-size-asian="13.5pt" style:font-weight-asian="bold" style:font-name-complex="Helvetica1" style:font-size-complex="13.5pt" style:font-weight-complex="bold"/>
    </style:style>
    <style:style style:name="P27" style:family="paragraph" style:parent-style-name="Standard" style:list-style-name="">
      <loext:graphic-properties draw:fill="solid" draw:fill-color="#ffffff"/>
      <style:paragraph-properties fo:margin-top="0.2126in" fo:margin-bottom="0.1417in" loext:contextual-spacing="false" fo:line-height="100%" fo:background-color="#ffffff"/>
      <style:text-properties fo:color="#333333" style:font-name="Helvetica" fo:font-size="15pt" fo:letter-spacing="0.0016in" fo:font-weight="bold" style:font-name-asian="Times New Roman1" style:font-size-asian="15pt" style:font-weight-asian="bold" style:font-name-complex="Helvetica1" style:font-size-complex="15pt" style:font-weight-complex="bold"/>
    </style:style>
    <style:style style:name="P28" style:family="paragraph" style:parent-style-name="Standard" style:list-style-name="">
      <loext:graphic-properties draw:fill="solid" draw:fill-color="#ffffff"/>
      <style:paragraph-properties fo:margin-top="0.2126in" fo:margin-bottom="0.1417in" loext:contextual-spacing="false" fo:line-height="100%" fo:break-before="page" fo:background-color="#ffffff"/>
      <style:text-properties fo:color="#333333" style:font-name="Helvetica" fo:font-size="21pt" fo:letter-spacing="0.0016in" fo:font-weight="bold" style:font-name-asian="Times New Roman1" style:font-size-asian="21pt" style:font-weight-asian="bold" style:font-name-complex="Helvetica1" style:font-size-complex="21pt" style:font-weight-complex="bold"/>
    </style:style>
    <style:style style:name="P29" style:family="paragraph" style:parent-style-name="List_20_Paragraph" style:list-style-name="WWNum12">
      <loext:graphic-properties draw:fill="solid" draw:fill-color="#ffffff"/>
      <style:paragraph-properties fo:margin-top="0in" fo:margin-bottom="0in" loext:contextual-spacing="false" fo:line-height="100%" fo:background-color="#ffffff"/>
      <style:text-properties fo:color="#333333" style:font-name="Helvetica" fo:font-size="9pt" fo:letter-spacing="0.0016in" fo:font-weight="bold" style:font-name-asian="Times New Roman1" style:font-size-asian="9pt" style:font-weight-asian="bold" style:font-name-complex="Helvetica1" style:font-weight-complex="bold"/>
    </style:style>
    <style:style style:name="P30" style:family="paragraph" style:parent-style-name="List_20_Paragraph" style:list-style-name="WWNum13">
      <loext:graphic-properties draw:fill="solid" draw:fill-color="#ffffff"/>
      <style:paragraph-properties fo:margin-top="0in" fo:margin-bottom="0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31" style:family="paragraph" style:parent-style-name="List_20_Paragraph" style:list-style-name="WWNum9">
      <loext:graphic-properties draw:fill="solid" draw:fill-color="#ffffff"/>
      <style:paragraph-properties fo:margin-top="0in" fo:margin-bottom="0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32" style:family="paragraph" style:parent-style-name="List_20_Paragraph" style:list-style-name="WWNum8">
      <loext:graphic-properties draw:fill="solid" draw:fill-color="#ffffff"/>
      <style:paragraph-properties fo:margin-top="0in" fo:margin-bottom="0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33" style:family="paragraph" style:parent-style-name="List_20_Paragraph" style:list-style-name="WWNum7">
      <loext:graphic-properties draw:fill="solid" draw:fill-color="#ffffff"/>
      <style:paragraph-properties fo:margin-top="0in" fo:margin-bottom="0in" loext:contextual-spacing="false" fo:line-height="100%" fo:background-color="#ffffff"/>
      <style:text-properties fo:color="#333333" style:font-name="Helvetica" fo:font-size="9pt" fo:letter-spacing="0.0016in" style:font-name-asian="Times New Roman1" style:font-size-asian="9pt" style:font-name-complex="Helvetica1" style:font-size-complex="9pt"/>
    </style:style>
    <style:style style:name="P34" style:family="paragraph" style:parent-style-name="List_20_Paragraph" style:list-style-name="WWNum14">
      <loext:graphic-properties draw:fill="solid" draw:fill-color="#ffffff"/>
      <style:paragraph-properties fo:margin-top="0in" fo:margin-bottom="0in" loext:contextual-spacing="false" fo:line-height="100%" fo:background-color="#ffffff"/>
    </style:style>
    <style:style style:name="P35" style:family="paragraph" style:parent-style-name="List_20_Paragraph" style:list-style-name="WWNum9">
      <loext:graphic-properties draw:fill="solid" draw:fill-color="#ffffff"/>
      <style:paragraph-properties fo:margin-top="0in" fo:margin-bottom="0in" loext:contextual-spacing="false" fo:line-height="100%" fo:background-color="#ffffff"/>
    </style:style>
    <style:style style:name="P36" style:family="paragraph" style:parent-style-name="List_20_Paragraph" style:list-style-name="WWNum7">
      <loext:graphic-properties draw:fill="solid" draw:fill-color="#ffffff"/>
      <style:paragraph-properties fo:margin-top="0in" fo:margin-bottom="0in" loext:contextual-spacing="false" fo:line-height="100%" fo:background-color="#ffffff"/>
    </style:style>
    <style:style style:name="P37" style:family="paragraph" style:parent-style-name="List_20_Paragraph"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fo:color="#333333" style:font-name="Helvetica" fo:font-size="9pt" fo:letter-spacing="0.0016in" style:font-name-asian="Times New Roman1" style:font-size-asian="9pt" style:font-name-complex="Helvetica1" style:font-size-complex="9pt"/>
    </style:style>
    <style:style style:name="P38" style:family="paragraph" style:parent-style-name="List_20_Paragraph"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fo:color="#333333" style:font-name="Helvetica" fo:font-size="9pt" fo:letter-spacing="0.0016in" style:font-name-asian="Times New Roman1" style:font-size-asian="9pt" style:font-name-complex="Helvetica1" style:font-weight-complex="bold"/>
    </style:style>
    <style:style style:name="P39" style:family="paragraph" style:parent-style-name="List_20_Paragraph"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T1" style:family="text">
      <style:text-properties fo:color="#333333" style:font-name="Helvetica" fo:font-size="9pt" fo:letter-spacing="0.0016in" style:font-name-asian="Times New Roman1" style:font-size-asian="9pt" style:font-name-complex="Helvetica1" style:font-size-complex="9pt"/>
    </style:style>
    <style:style style:name="T2" style:family="text">
      <style:text-properties fo:color="#333333" style:font-name="Consolas" fo:font-size="7.5pt" fo:letter-spacing="0.0016in" style:font-name-asian="Times New Roman1" style:font-size-asian="7.5pt" style:font-name-complex="Courier New2"/>
    </style:style>
    <style:style style:name="T3" style:family="text">
      <style:text-properties fo:color="#4183c4" style:font-name="Helvetica" fo:font-size="9pt" fo:letter-spacing="0.0016in" style:font-name-asian="Times New Roman1" style:font-size-asian="9pt" style:font-name-complex="Helvetica1"/>
    </style:style>
    <style:style style:name="T4" style:family="text">
      <style:text-properties officeooo:rsid="001063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 Game Project</text:p>
      <text:p text:style-name="P5"/>
      <text:list xml:id="list1363204987" text:style-name="WWNum12">
        <text:list-item>
          <text:p text:style-name="P29">4 Steps to Solve Any CS Problem</text:p>
        </text:list-item>
      </text:list>
      <text:list xml:id="list36484389" text:style-name="WWNum14">
        <text:list-item>
          <text:p text:style-name="P34"><text:span text:style-name="T1">Review </text:span><text:a xlink:type="simple" xlink:href="https://github.com/TEALS-IntroCS/2nd-semester-introduction-to-computer-science-principles/raw/master/units/4%20Steps%20to%20Solve%20Any%20CS%20Problem.pdf" text:style-name="Internet_20_link" text:visited-style-name="Visited_20_Internet_20_Link"><text:span text:style-name="T3">4 Steps to Solve Any CS Problem</text:span></text:a></text:p>
        </text:list-item>
      </text:list>
      <text:p text:style-name="P17"/>
      <text:list xml:id="list110506180603539" text:continue-list="list1363204987" text:style-name="WWNum12">
        <text:list-item>
          <text:p text:style-name="P29">Project Overview/Demo</text:p>
        </text:list-item>
      </text:list>
      <text:list xml:id="list1676758860" text:style-name="WWNum2">
        <text:list-item>
          <text:p text:style-name="P37">Draw out a game board using lists and a variable saving the current floor. Call out moves and practice going through the game. You may use Lists of Lists if you are able to understand them.</text:p>
        </text:list-item>
        <text:list-item>
          <text:p text:style-name="P37">Utilize global variables as they will be useful here.</text:p>
        </text:list-item>
        <text:list-item>
          <text:p text:style-name="P39"><text:span text:style-name="T1">Keep user information in a "User Pocket" and use a list along with </text:span><text:span text:style-name="T2">append</text:span><text:span text:style-name="T1"> and </text:span><text:span text:style-name="T2">remove</text:span><text:span text:style-name="T1"> for this information.</text:span></text:p>
        </text:list-item>
      </text:list>
      <text:p text:style-name="P17"/>
      <text:list xml:id="list110505019956312" text:continue-list="list110506180603539" text:style-name="WWNum12">
        <text:list-item>
          <text:p text:style-name="P29">Design</text:p>
        </text:list-item>
      </text:list>
      <text:list xml:id="list2940832340" text:style-name="WWNum13">
        <text:list-item>
          <text:p text:style-name="P30">Plan and write down what lists you will need.</text:p>
        </text:list-item>
        <text:list-item>
          <text:p text:style-name="P30">Break up the project into parts: parsing user input, keeping track of players position, returning what is at the player's position.</text:p>
        </text:list-item>
      </text:list>
      <text:list xml:id="list110505176009230" text:continue-list="list110505019956312" text:style-name="WWNum12">
        <text:list-item>
          <text:p text:style-name="P29">Submit</text:p>
          <text:list>
            <text:list-item>
              <text:p text:style-name="P38">Submit your .py file with the naming convention LASTNAME_FIRSTNAME_ZORK.py</text:p>
            </text:list-item>
          </text:list>
        </text:list-item>
      </text:list>
      <text:p text:style-name="P5"/>
      <text:p text:style-name="P5"/>
      <text:h text:style-name="P23" text:outline-level="1">Zork - Text Monster Game</text:h>
      <text:p text:style-name="P15">Using Python, you will use casting, Boolean expressions, lists and while loops to create a text-based adventure game!</text:p>
      <text:h text:style-name="P24" text:outline-level="2">Overview</text:h>
      <text:p text:style-name="P3"><text:span text:style-name="T1">This game takes place in a three story dungeon. The user has to traverse the levels in search of the prize. Along the way they collect items and fight monsters. On each move the user has seven possible commands:</text:span><text:bookmark-start text:name="__DdeLink__553_698546640"/><text:span text:style-name="T1"> </text:span><text:span text:style-name="T2">left</text:span><text:span text:style-name="T1">, </text:span><text:span text:style-name="T2">right</text:span><text:span text:style-name="T1">, </text:span><text:span text:style-name="T2">up</text:span><text:span text:style-name="T1">, </text:span><text:span text:style-name="T2">down</text:span><text:span text:style-name="T1">, </text:span><text:span text:style-name="T2">grab</text:span><text:span text:style-name="T1">, </text:span><text:span text:style-name="T2">fight</text:span><text:span text:style-name="T1">, </text:span><text:span text:style-name="T2">help</text:span><text:bookmark-end text:name="__DdeLink__553_698546640"/><text:span text:style-name="T1">. If the input is invalid (not one of these commands,) the game will let the user know. Otherwise, the game will execute the user's command. The goal of the game is to collect the prize guarded by the boss monster.</text:span></text:p>
      <text:h text:style-name="P24" text:outline-level="2">Details</text:h>
      <text:h text:style-name="P25" text:outline-level="3">Behavior</text:h>
      <text:list xml:id="list394882988" text:style-name="WWNum9">
        <text:list-item>
          <text:p text:style-name="P35"><text:span text:style-name="T1">The game has three floors. Each floor is made up of five rooms, arranged in a line from left to right. A room can contain: a s</text:span><text:bookmark-start text:name="__DdeLink__546_698546640"/><text:span text:style-name="T1">word, a monster, magic stones, up-stairs, down-stairs or nothing</text:span><text:bookmark-end text:name="__DdeLink__546_698546640"/><text:span text:style-name="T1">.</text:span></text:p>
        </text:list-item>
        <text:list-item>
          <text:p text:style-name="P31">At the start of the game, the user is placed in one of the rooms.</text:p>
        </text:list-item>
        <text:list-item>
          <text:p text:style-name="P31">The user can try to move to the left room or right room. If there is no room in that direction, the game should report this. The user can also move upstairs or downstairs if the room contains an up-staircase or a down-staircase.</text:p>
        </text:list-item>
        <text:list-item>
          <text:p text:style-name="P31"><text:bookmark-start text:name="__DdeLink__555_698546640"/>The game prints out the contents of the current room after every command.<text:bookmark-end text:name="__DdeLink__555_698546640"/></text:p>
        </text:list-item>
        <text:list-item>
          <text:p text:style-name="P31">The user can grab swords or magic stones if they walk into a room with them. The sword or stones are no longer in the room once grabbed.</text:p>
        </text:list-item>
        <text:list-item>
          <text:p text:style-name="P35"><text:span text:style-name="T1">Monsters guard some rooms. The user can use a sword to defeat a monster using the </text:span><text:span text:style-name="T2">fight</text:span><text:span text:style-name="T1">command. The sword and monster disappear after fighting. If they have no sword, the user can exit in the direction from which they came. If the user fights without a sword, they will be defeated and the game will end. If they try to walk past a monster, they will be killed and the game will end.</text:span></text:p>
        </text:list-item>
        <text:list-item>
          <text:p text:style-name="P31"><text:bookmark-start text:name="__DdeLink__557_698546640"/>A sword and magic stones are required to defeat the boss monster.<text:bookmark-end text:name="__DdeLink__557_698546640"/></text:p>
        </text:list-item>
      </text:list>
      <text:h text:style-name="P26" text:outline-level="3"><text:soft-page-break/></text:h>
      <text:h text:style-name="P26" text:outline-level="3">Implementation Details</text:h>
      <text:list xml:id="list4217286469" text:style-name="WWNum8">
        <text:list-item>
          <text:p text:style-name="P32">The game should be implemented using lists.</text:p>
        </text:list-item>
        <text:list-item>
          <text:p text:style-name="P32">Use a list to keep track of the user's items. At the beginning of the game it should be empty. A maximum of three items can be held at once.</text:p>
        </text:list-item>
        <text:list-item>
          <text:p text:style-name="P32">There should be three regular monsters placed throughout the game. These require a sword to defeat.</text:p>
        </text:list-item>
        <text:list-item>
          <text:p text:style-name="P32">There should be a boss monster in the room just before the room that contains the prize. This monster requires magic stones and a sword to defeat.</text:p>
        </text:list-item>
        <text:list-item>
          <text:p text:style-name="P32">The user can only go up if there is an up-staircase, and only go down if there is down-staircase.</text:p>
        </text:list-item>
        <text:list-item>
          <text:p text:style-name="P32">The program should not allow the user to run past a monster, go up or down or past bounds of the game.</text:p>
        </text:list-item>
        <text:list-item>
          <text:p text:style-name="P32">The game is won when the player grabs the prize.</text:p>
        </text:list-item>
        <text:list-item>
          <text:p text:style-name="P32">The game is lost if the user fights a monster without a sword, fights the boss monster without a sword and stones, or tries to move past a monster.</text:p>
        </text:list-item>
      </text:list>
      <text:h text:style-name="P25" text:outline-level="3">Design Considerations</text:h>
      <text:h text:style-name="P27" text:outline-level="4">Game Board</text:h>
      <text:p text:style-name="P15">The game board is the basis of the game. The following is a way to think of a smaller game board as a set of three lists: one for each floor.</text:p>
      <text:p text:style-name="P11"><text:bookmark-start text:name="__DdeLink__548_698546640"/>floor_1 = ['nothing', 'nothing', 'stairs up']</text:p>
      <text:p text:style-name="P11">floor_2 = ['nothing', 'nothing', 'stairs up']</text:p>
      <text:p text:style-name="P11">floor_3 = ['prize', 'nothing', 'nothing']<text:bookmark-end text:name="__DdeLink__548_698546640"/></text:p>
      <text:p text:style-name="P15">The above code has each floor being its own lists. Feel free to use a different implementation, but this should work for our purposes.</text:p>
      <text:h text:style-name="P27" text:outline-level="4">User Position</text:h>
      <text:p text:style-name="P15">It will be useful to keep track of the user's position through a variable.</text:p>
      <text:p text:style-name="P11"><text:bookmark-start text:name="__DdeLink__551_698546640"/>user_room = 0</text:p>
      <text:p text:style-name="P11">user_floor = floor_1<text:bookmark-end text:name="__DdeLink__551_698546640"/></text:p>
      <text:p text:style-name="P15">This would put the user at the position of the first room of the first floor.</text:p>
      <text:h text:style-name="P27" text:outline-level="4">Validating User Input</text:h>
      <text:p text:style-name="P15">You will need to check the input of the user to make sure it is valid for the current game state:</text:p>
      <text:p text:style-name="P11"><text:bookmark-start text:name="__DdeLink__1110_422918114"/>if user_input == "down":</text:p>
      <text:p text:style-name="P11"><text:s text:c="4"/>current_room = user_floor[user_room]</text:p>
      <text:p text:style-name="P11"><text:s text:c="4"/>if current_room != "stairs down":</text:p>
      <text:p text:style-name="P11"><text:s text:c="8"/>print("Can't go downstairs; there are no stairs.")<text:bookmark-end text:name="__DdeLink__1110_422918114"/></text:p>
      <text:p text:style-name="P1"/>
      <text:h text:style-name="P28" text:outline-level="2">Grading</text:h>
      <text:h text:style-name="P25" text:outline-level="3">Scheme/Rubric</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Functional Correctness (Behavior)</text:p>
            </table:table-cell>
            <table:table-cell table:style-name="Table1.B1" office:value-type="string">
              <text:p text:style-name="P12"/>
            </table:table-cell>
            <table:table-cell table:style-name="Table1.A1" office:value-type="string">
              <text:p text:style-name="P13">done</text:p>
            </table:table-cell>
          </table:table-row>
        </table:table-header-rows>
        <table:table-row table:style-name="Table1.1">
          <table:table-cell table:style-name="Table1.A1" office:value-type="string">
            <text:p text:style-name="P14">Game has three floors</text:p>
          </table:table-cell>
          <table:table-cell table:style-name="Table1.B1" office:value-type="string">
            <text:p text:style-name="P14">5</text:p>
          </table:table-cell>
          <table:table-cell table:style-name="Table1.A1" office:value-type="string">
            <text:p text:style-name="P16">y</text:p>
          </table:table-cell>
        </table:table-row>
        <table:table-row table:style-name="Table1.1">
          <table:table-cell table:style-name="Table1.A3" office:value-type="string">
            <text:p text:style-name="P2"><text:span text:style-name="T1">User can move </text:span><text:span text:style-name="T2">left</text:span><text:span text:style-name="T1"> or </text:span><text:span text:style-name="T2">right</text:span><text:span text:style-name="T1">, but not beyond the rooms</text:span></text:p>
          </table:table-cell>
          <table:table-cell table:style-name="Table1.B3" office:value-type="string">
            <text:p text:style-name="P4">10</text:p>
          </table:table-cell>
          <table:table-cell table:style-name="Table1.A3" office:value-type="string">
            <text:p text:style-name="P8">y</text:p>
          </table:table-cell>
        </table:table-row>
        <table:table-row table:style-name="Table1.1">
          <table:table-cell table:style-name="Table1.A1" office:value-type="string">
            <text:p text:style-name="P2"><text:span text:style-name="T1">User can only move </text:span><text:span text:style-name="T2">up</text:span><text:span text:style-name="T1"> or </text:span><text:span text:style-name="T2">down</text:span><text:span text:style-name="T1"> at an appropriate staircase</text:span></text:p>
          </table:table-cell>
          <table:table-cell table:style-name="Table1.B1" office:value-type="string">
            <text:p text:style-name="P4">5</text:p>
          </table:table-cell>
          <table:table-cell table:style-name="Table1.A1" office:value-type="string">
            <text:p text:style-name="P6">y</text:p>
          </table:table-cell>
        </table:table-row>
        <table:table-row table:style-name="Table1.1">
          <table:table-cell table:style-name="Table1.A3" office:value-type="string">
            <text:p text:style-name="P2"><text:span text:style-name="T2">Grab</text:span><text:span text:style-name="T1"> adds an item to the users collected items</text:span></text:p>
          </table:table-cell>
          <table:table-cell table:style-name="Table1.B3" office:value-type="string">
            <text:p text:style-name="P4">5</text:p>
          </table:table-cell>
          <table:table-cell table:style-name="Table1.A3" office:value-type="string">
            <text:p text:style-name="P7">y</text:p>
          </table:table-cell>
        </table:table-row>
        <table:table-row table:style-name="Table1.1">
          <table:table-cell table:style-name="Table1.A1" office:value-type="string">
            <text:p text:style-name="P4">User can only collect 3 items</text:p>
          </table:table-cell>
          <table:table-cell table:style-name="Table1.B1" office:value-type="string">
            <text:p text:style-name="P4">2</text:p>
          </table:table-cell>
          <table:table-cell table:style-name="Table1.A1" office:value-type="string">
            <text:p text:style-name="P7">y</text:p>
          </table:table-cell>
        </table:table-row>
        <table:table-row table:style-name="Table1.1">
          <table:table-cell table:style-name="Table1.A3" office:value-type="string">
            <text:p text:style-name="P2"><text:span text:style-name="T2">Help</text:span><text:span text:style-name="T1"> lists all possible commands</text:span></text:p>
          </table:table-cell>
          <table:table-cell table:style-name="Table1.B3" office:value-type="string">
            <text:p text:style-name="P4">2</text:p>
          </table:table-cell>
          <table:table-cell table:style-name="Table1.A3" office:value-type="string">
            <text:p text:style-name="P7">y</text:p>
          </table:table-cell>
        </table:table-row>
        <table:table-row table:style-name="Table1.1">
          <table:table-cell table:style-name="Table1.A1" office:value-type="string">
            <text:p text:style-name="P4">Monsters either disappear if user has a sword or defeat the user</text:p>
          </table:table-cell>
          <table:table-cell table:style-name="Table1.B1" office:value-type="string">
            <text:p text:style-name="P4">5</text:p>
          </table:table-cell>
          <table:table-cell table:style-name="Table1.A1" office:value-type="string">
            <text:p text:style-name="P6">y</text:p>
          </table:table-cell>
        </table:table-row>
        <table:table-row table:style-name="Table1.1">
          <table:table-cell table:style-name="Table1.A3" office:value-type="string">
            <text:p text:style-name="P4">A sword can only be used once and then it disappears</text:p>
          </table:table-cell>
          <table:table-cell table:style-name="Table1.B3" office:value-type="string">
            <text:p text:style-name="P4">6</text:p>
          </table:table-cell>
          <table:table-cell table:style-name="Table1.A3" office:value-type="string">
            <text:p text:style-name="P8">y</text:p>
          </table:table-cell>
        </table:table-row>
        <table:table-row table:style-name="Table1.1">
          <table:table-cell table:style-name="Table1.A1" office:value-type="string">
            <text:p text:style-name="P4">Boss monster needs sword and magic stones to be defeated</text:p>
          </table:table-cell>
          <table:table-cell table:style-name="Table1.B1" office:value-type="string">
            <text:p text:style-name="P4">5</text:p>
          </table:table-cell>
          <table:table-cell table:style-name="Table1.A1" office:value-type="string">
            <text:p text:style-name="P8">y</text:p>
          </table:table-cell>
        </table:table-row>
        <table:table-row table:style-name="Table1.1">
          <table:table-cell table:style-name="Table1.A3" office:value-type="string">
            <text:p text:style-name="P4">Prize is blocked by boss monster</text:p>
          </table:table-cell>
          <table:table-cell table:style-name="Table1.B3" office:value-type="string">
            <text:p text:style-name="P4">5</text:p>
          </table:table-cell>
          <table:table-cell table:style-name="Table1.A3" office:value-type="string">
            <text:p text:style-name="P6">y</text:p>
          </table:table-cell>
        </table:table-row>
        <table:table-row table:style-name="Table1.1">
          <table:table-cell table:style-name="Table1.A1" office:value-type="string">
            <text:p text:style-name="P10">Sub total</text:p>
          </table:table-cell>
          <table:table-cell table:style-name="Table1.B1" office:value-type="string">
            <text:p text:style-name="P4">50</text:p>
          </table:table-cell>
          <table:table-cell table:style-name="Table1.A1" office:value-type="string">
            <text:p text:style-name="P4"/>
          </table:table-cell>
        </table:table-row>
        <table:table-row table:style-name="Table1.1">
          <table:table-cell table:style-name="Table1.A3" office:value-type="string">
            <text:p text:style-name="P10">Technical Correctness</text:p>
          </table:table-cell>
          <table:table-cell table:style-name="Table1.B3" office:value-type="string">
            <text:p text:style-name="P4"/>
          </table:table-cell>
          <table:table-cell table:style-name="Table1.A3" office:value-type="string">
            <text:p text:style-name="P4"/>
          </table:table-cell>
        </table:table-row>
        <table:table-row table:style-name="Table1.1">
          <table:table-cell table:style-name="Table1.A1" office:value-type="string">
            <text:p text:style-name="P4">Correctly use of lists</text:p>
          </table:table-cell>
          <table:table-cell table:style-name="Table1.B1" office:value-type="string">
            <text:p text:style-name="P4">15</text:p>
          </table:table-cell>
          <table:table-cell table:style-name="Table1.A1" office:value-type="string">
            <text:p text:style-name="P8">y</text:p>
          </table:table-cell>
        </table:table-row>
        <table:table-row table:style-name="Table1.1">
          <table:table-cell table:style-name="Table1.A3" office:value-type="string">
            <text:p text:style-name="P4">Correctly appends items to list of users collected items</text:p>
          </table:table-cell>
          <table:table-cell table:style-name="Table1.B3" office:value-type="string">
            <text:p text:style-name="P4">15</text:p>
          </table:table-cell>
          <table:table-cell table:style-name="Table1.A3" office:value-type="string">
            <text:p text:style-name="P8">y</text:p>
          </table:table-cell>
        </table:table-row>
        <table:table-row table:style-name="Table1.1">
          <table:table-cell table:style-name="Table1.A1" office:value-type="string">
            <text:p text:style-name="P4">Correctly uses if statements to check items in user's <text:span text:style-name="T4">possession</text:span></text:p>
          </table:table-cell>
          <table:table-cell table:style-name="Table1.B1" office:value-type="string">
            <text:p text:style-name="P4">15</text:p>
          </table:table-cell>
          <table:table-cell table:style-name="Table1.A1" office:value-type="string">
            <text:p text:style-name="P9">y</text:p>
          </table:table-cell>
        </table:table-row>
        <table:table-row table:style-name="Table1.1">
          <table:table-cell table:style-name="Table1.A3" office:value-type="string">
            <text:p text:style-name="P2"><text:span text:style-name="T1">Correctly using </text:span><text:span text:style-name="T2">or</text:span><text:span text:style-name="T1"> statements and </text:span><text:span text:style-name="T2">and</text:span><text:span text:style-name="T1"> statements</text:span></text:p>
          </table:table-cell>
          <table:table-cell table:style-name="Table1.B3" office:value-type="string">
            <text:p text:style-name="P4">15</text:p>
          </table:table-cell>
          <table:table-cell table:style-name="Table1.A3" office:value-type="string">
            <text:p text:style-name="P8">y</text:p>
          </table:table-cell>
        </table:table-row>
        <table:table-row table:style-name="Table1.1">
          <table:table-cell table:style-name="Table1.A1" office:value-type="string">
            <text:p text:style-name="P10">Sub total</text:p>
          </table:table-cell>
          <table:table-cell table:style-name="Table1.B1" office:value-type="string">
            <text:p text:style-name="P4">60</text:p>
          </table:table-cell>
          <table:table-cell table:style-name="Table1.A1" office:value-type="string">
            <text:p text:style-name="P4"/>
          </table:table-cell>
        </table:table-row>
        <table:table-row table:style-name="Table1.1">
          <table:table-cell table:style-name="Table1.A19" office:value-type="string">
            <text:p text:style-name="P19">Extra Credit</text:p>
          </table:table-cell>
          <table:table-cell table:style-name="Table1.B19" office:value-type="string">
            <text:p text:style-name="P4"/>
          </table:table-cell>
          <table:table-cell table:style-name="Table1.A19" office:value-type="string">
            <text:p text:style-name="P4"/>
          </table:table-cell>
        </table:table-row>
        <table:table-row table:style-name="Table1.1">
          <table:table-cell table:style-name="Table1.A19" office:value-type="string">
            <text:p text:style-name="P22">Run command</text:p>
          </table:table-cell>
          <table:table-cell table:style-name="Table1.B19" office:value-type="string">
            <text:p text:style-name="P4"/>
          </table:table-cell>
          <table:table-cell table:style-name="Table1.A19" office:value-type="string">
            <text:p text:style-name="P21">y</text:p>
          </table:table-cell>
        </table:table-row>
        <table:table-row table:style-name="Table1.1">
          <table:table-cell table:style-name="Table1.A19" office:value-type="string">
            <text:p text:style-name="P22">Nested lists: list in a list</text:p>
          </table:table-cell>
          <table:table-cell table:style-name="Table1.B19" office:value-type="string">
            <text:p text:style-name="P4"/>
          </table:table-cell>
          <table:table-cell table:style-name="Table1.A19" office:value-type="string">
            <text:p text:style-name="P21"/>
          </table:table-cell>
        </table:table-row>
        <table:table-row table:style-name="Table1.1">
          <table:table-cell table:style-name="Table1.A3" office:value-type="string">
            <text:p text:style-name="P10">Total</text:p>
          </table:table-cell>
          <table:table-cell table:style-name="Table1.B3" office:value-type="string">
            <text:p text:style-name="P4">110</text:p>
          </table:table-cell>
          <table:table-cell table:style-name="Table1.A3" office:value-type="string">
            <text:p text:style-name="P4"/>
          </table:table-cell>
        </table:table-row>
      </table:table>
      <text:h text:style-name="P24" text:outline-level="2">Extra Credit</text:h>
      <text:list xml:id="list2836395690" text:style-name="WWNum7">
        <text:list-item>
          <text:p text:style-name="P36"><text:span text:style-name="T1">Add the command </text:span><text:span text:style-name="T2">run</text:span><text:span text:style-name="T1">, which allows a player to run past a monster instead of fighting. This should work 40% of the time. (Hint: Research the random library.)</text:span></text:p>
        </text:list-item>
        <text:list-item>
          <text:p text:style-name="P33"><text:bookmark-start text:name="__DdeLink__427_68818357"/>Implement the board using nested lists (each item of the list is a list.)<text:bookmark-end text:name="__DdeLink__427_68818357"/></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mments-section"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Helvetica" fo:font-family="Helvetica" style:font-family-generic="roman" style:font-pitch="variable" fo:font-size="9pt" fo:font-weight="bold" style:font-weight-asian="normal"/>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9"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d</meta:initial-creator>
    <meta:editing-cycles>6</meta:editing-cycles>
    <meta:creation-date>2018-02-15T01:13:00</meta:creation-date>
    <dc:date>2018-02-26T11:05:02.480530520</dc:date>
    <meta:editing-duration>PT2H17S</meta:editing-duration>
    <meta:generator>LibreOffice/5.3.1.2$Linux_X86_64 LibreOffice_project/30m0$Build-2</meta:generator>
    <meta:document-statistic meta:table-count="1" meta:image-count="0" meta:object-count="0" meta:page-count="3" meta:paragraph-count="112" meta:word-count="1017" meta:character-count="5341" meta:non-whitespace-character-count="44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